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SetImpl.ParameterS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meterSet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SetImpl.remove( 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SetImpl.add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SetImpl.remov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SetImpl.get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